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12H15M31.973051S" calcext:value-type="time">
            <text:p>1012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5H11M08.442S" calcext:value-type="time">
            <text:p>05:11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eCalm music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7H41M57.834S" calcext:value-type="time">
            <text:p>37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51:02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9T12:58:34.255000000</dc:date>
    <meta:editing-duration>P44DT8H6M58S</meta:editing-duration>
    <meta:editing-cycles>1174</meta:editing-cycles>
    <meta:generator>LibreOffice/7.2.6.2$Windows_X86_64 LibreOffice_project/b0ec3a565991f7569a5a7f5d24fed7f52653d754</meta:generator>
    <meta:document-statistic meta:table-count="2" meta:cell-count="1477" meta:object-count="0"/>
  </office:meta>
</office:document-meta>
</file>